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f85" officeooo:paragraph-rsid="0014bf85"/>
    </style:style>
    <style:style style:name="P2" style:family="paragraph" style:parent-style-name="Standard">
      <style:text-properties officeooo:paragraph-rsid="0014bf85"/>
    </style:style>
    <style:style style:name="P3" style:family="paragraph" style:parent-style-name="Standard">
      <style:text-properties officeooo:rsid="00154c13" officeooo:paragraph-rsid="00154c13"/>
    </style:style>
    <style:style style:name="T1" style:family="text">
      <style:text-properties officeooo:rsid="0014bf85"/>
    </style:style>
    <style:style style:name="T2" style:family="text">
      <style:text-properties officeooo:rsid="00154c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gmento 1:</text:p>
      <text:p text:style-name="P2"><text:span text:style-name="T1">Nesse fragmento é apenas informado a parte de créditos dos c</text:span>riadores e mantenedores do código <text:span text:style-name="T1">da versão atual que está rodando no servidor apache atual.</text:span></text:p>
      <text:p text:style-name="P2"/>
      <text:p text:style-name="P1">Fragmento 2:</text:p>
      <text:p text:style-name="P1">Nesse fragmento é apenas informado qual modulos o servidor APACHE instalado <text:span text:style-name="T2">está </text:span>suporta<text:span text:style-name="T2">ndo, é importante saber isso porque no momento que um programador se depara com alguma funcionalidade que não se encontra disponível em seu servidor, é bom dar uma olhada se tal extensão está desativada por padrão, ou por questão de segurança, ou também por questão de versão inferior de APACHE a necessidade do uso da funcionalidade em questão.</text:span></text:p>
      <text:p text:style-name="P1"/>
      <text:p text:style-name="P3">Fragmento 3:</text:p>
      <text:p text:style-name="P3">Simplesmente informa a versão atual do PHP, vale lembrar que essa informação é a que você mais vai se dar conta da importância devido ao fato da questões de funcionalidades novas e DEPRECATED a cada nova versão de PHP, como também questões de perfomance. Essa informação é tão importante que é comum tanto quanto programas de servidor locais como hospedagens WEB, possuem um lugar de fácil acesso contendo essa informação sem ter a necessidade do uso do phpinfo().</text:p>
      <text:p text:style-name="P3"/>
      <text:p text:style-name="P3">Fragmento 4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3:46:14.527000000</meta:creation-date>
    <dc:date>2025-02-22T14:06:42.219000000</dc:date>
    <meta:editing-duration>PT8M43S</meta:editing-duration>
    <meta:editing-cycles>1</meta:editing-cycles>
    <meta:document-statistic meta:table-count="0" meta:image-count="0" meta:object-count="0" meta:page-count="1" meta:paragraph-count="7" meta:word-count="181" meta:character-count="1097" meta:non-whitespace-character-count="923"/>
    <meta:generator>LibreOffice/24.2.2.2$Windows_X86_64 LibreOffice_project/d56cc158d8a96260b836f100ef4b4ef25d6f1a01</meta:generator>
  </office:meta>
</office:document-meta>
</file>